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16pt" fo:font-style="normal" fo:text-shadow="1pt 1pt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HYMN #553</text:span></text:p>
            <text:p text:style-name="P1"><text:span text:style-name="T2">“</text:span><text:span text:style-name="T2">O Christ, Our Hope, Our Hearts' Desir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638cm" svg:height="7.011cm" svg:x="1.778cm" svg:y="0.863cm">
          <draw:text-box>
            <text:p text:style-name="P1"><text:span text:style-name="T3">1. </text:span><text:span text:style-name="T4">O Christ, our hope, our hearts’ desire,</text:span><text:span text:style-name="T4"><text:line-break/></text:span><text:span text:style-name="T4">Creation’s mighty Lord,</text:span><text:span text:style-name="T4"><text:line-break/></text:span><text:span text:style-name="T4">Redeemer of the fallen world, </text:span><text:span text:style-name="T4"><text:line-break/></text:span><text:span text:style-name="T4">By holy love outpour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4.638cm" svg:height="7.011cm" svg:x="1.524cm" svg:y="0.863cm">
          <draw:text-box>
            <text:p text:style-name="P5"><text:span text:style-name="T5">2. </text:span><text:span text:style-name="T6">How vast Your mercy to accept</text:span><text:span text:style-name="T6"><text:line-break/></text:span><text:span text:style-name="T6">The burden of our sin</text:span><text:span text:style-name="T6"><text:line-break/></text:span><text:span text:style-name="T6">And bow Your head in cruel death</text:span><text:span text:style-name="T6"><text:line-break/></text:span><text:span text:style-name="T6">To make us clean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8" draw:layer="layout" svg:width="24.892cm" svg:height="7.011cm" svg:x="1.524cm" svg:y="0.863cm">
          <draw:text-box>
            <text:p text:style-name="P7"><text:span text:style-name="T5">3. </text:span><text:span text:style-name="T6">But now the bonds of death are burst,</text:span></text:p>
            <text:p text:style-name="P7"><text:span text:style-name="T6">The ransom has been paid;</text:span></text:p>
            <text:p text:style-name="P7"><text:span text:style-name="T6">You now ascend the Father’s throne</text:span></text:p>
            <text:p text:style-name="P7"><text:span text:style-name="T6">In robes of light array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4.638cm" svg:height="7.011cm" svg:x="1.778cm" svg:y="0.863cm">
          <draw:text-box>
            <text:p text:style-name="P5"><text:span text:style-name="T5">4. </text:span><text:span text:style-name="T6">O let Your mighty love prevail</text:span><text:span text:style-name="T6"><text:line-break/></text:span><text:span text:style-name="T6">To purge us of our pride</text:span><text:span text:style-name="T6"><text:line-break/></text:span><text:span text:style-name="T6">That we may stand before Your throne</text:span><text:span text:style-name="T6"><text:line-break/></text:span><text:span text:style-name="T6">By mercy pur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8" draw:layer="layout" svg:width="24.384cm" svg:height="7.011cm" svg:x="1.778cm" svg:y="1.016cm">
          <draw:text-box>
            <text:p text:style-name="P7"><text:span text:style-name="T5">5. </text:span><text:span text:style-name="T6">Christ Jesus, be our present joy,</text:span></text:p>
            <text:p text:style-name="P7"><text:span text:style-name="T6">Our future great reward;</text:span></text:p>
            <text:p text:style-name="P7"><text:span text:style-name="T6">Our only glory, may it be</text:span></text:p>
            <text:p text:style-name="P7"><text:span text:style-name="T6">To glory in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10" draw:layer="layout" svg:width="24.13cm" svg:height="11.707cm" svg:x="1.778cm" svg:y="0.974cm">
          <draw:text-box>
            <text:p text:style-name="P7"><text:span text:style-name="T5">6. </text:span><text:span text:style-name="T6">All praise to You, ascended Lord;</text:span></text:p>
            <text:p text:style-name="P7"><text:span text:style-name="T6">All glory ever be</text:span></text:p>
            <text:p text:style-name="P7"><text:span text:style-name="T6">To Father, Son, and Holy Ghost</text:span></text:p>
            <text:p text:style-name="P7"><text:span text:style-name="T6">Through all eternity!</text:span></text:p>
            <text:p text:style-name="P9"><text:span text:style-name="T7"/></text:p>
            <text:p text:style-name="P9"><text:span text:style-name="T8"/></text:p>
            <text:p text:style-name="P9"><text:span text:style-name="T9">Public domain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0:56:38.195000000</meta:creation-date>
    <dc:title>Hymn template</dc:title>
    <meta:editing-duration>PT14M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2-12T13:18:11.621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5-13T20:56:37.914000000"/>
  </office:meta>
</office:document-meta>
</file>